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 draw:shadow="visible" draw:shadow-offset-x="0.305cm" draw:shadow-offset-y="0.305cm" draw:shadow-opacity="50%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-color="#cccccc" draw:textarea-horizontal-align="center" draw:textarea-vertical-align="middle" draw:shadow="visible" draw:shadow-offset-x="0.305cm" draw:shadow-offset-y="0.305cm" draw:shadow-opacity="50%"/>
    </style:style>
    <style:style style:name="gr4" style:family="graphic" style:parent-style-name="standard">
      <style:graphic-properties draw:fill-color="#7da647" draw:textarea-horizontal-align="left" draw:textarea-vertical-align="top" draw:shadow="visible" draw:shadow-opacity="50%"/>
    </style:style>
    <style:style style:name="gr5" style:family="graphic" style:parent-style-name="standard">
      <style:graphic-properties draw:fill-color="#355e00" draw:textarea-horizontal-align="left" draw:textarea-vertical-align="top" draw:shadow="visible" draw:shadow-opacity="50%"/>
    </style:style>
    <style:style style:name="gr6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fill-color="#ffff00" draw:textarea-horizontal-align="left" draw:textarea-vertical-align="top" draw:shadow="visible" draw:shadow-opacity="50%"/>
    </style:style>
    <style:style style:name="gr9" style:family="graphic" style:parent-style-name="standard">
      <style:graphic-properties draw:fill-color="#dc2300" draw:textarea-horizontal-align="left" draw:textarea-vertical-align="top" draw:shadow="visible" draw:shadow-opacity="50%"/>
    </style:style>
    <style:style style:name="gr10" style:family="graphic" style:parent-style-name="standard">
      <style:graphic-properties svg:stroke-color="#ffff00" draw:marker-start="Arrow" draw:marker-end="Arrow" draw:marker-end-width="0.3cm" draw:fill-color="#ffff00" draw:textarea-horizontal-align="center" draw:textarea-vertical-align="middle"/>
    </style:style>
    <style:style style:name="gr11" style:family="graphic" style:parent-style-name="standard">
      <style:graphic-properties svg:stroke-color="#ff0000" draw:marker-start="Arrow" draw:marker-end="Arrow" draw:fill-color="#ffff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id="id1" draw:layer="layout" svg:width="4.127cm" svg:height="1.905cm" svg:x="2.905cm" svg:y="5.84cm">
          <text:p text:style-name="P1">Start</text:p>
        </draw:rect>
        <draw:rect draw:style-name="gr1" draw:text-style-name="P1" draw:id="id2" draw:layer="layout" svg:width="4.127cm" svg:height="1.905cm" svg:x="2.905cm" svg:y="10.707cm">
          <text:p text:style-name="P1">End</text:p>
        </draw:rect>
        <draw:connector draw:style-name="gr2" draw:text-style-name="P1" draw:layer="layout" draw:type="lines" svg:x1="4.968cm" svg:y1="7.745cm" svg:x2="4.968cm" svg:y2="10.707cm" draw:start-shape="id1" draw:start-glue-point="2" draw:end-shape="id2" draw:end-glue-point="0" svg:d="m4968 7745v806 1655 501">
          <text:p/>
        </draw:connector>
        <draw:rect draw:style-name="gr3" draw:text-style-name="P1" draw:layer="layout" svg:width="4.127cm" svg:height="0.635cm" svg:x="2.905cm" svg:y="7.985cm">
          <text:p text:style-name="P1"><text:span text:style-name="T1">Finish</text:span></text:p>
        </draw:rect>
        <draw:connector draw:style-name="gr2" draw:text-style-name="P1" draw:layer="layout" draw:type="lines" draw:line-skew="1.734cm 1.734cm" svg:x1="7.032cm" svg:y1="11.659cm" svg:x2="7.032cm" svg:y2="6.792cm" draw:start-shape="id2" draw:start-glue-point="1" draw:end-shape="id1" draw:end-glue-point="1" svg:d="m7032 11659h2540v-4867h-2540">
          <text:p/>
        </draw:connector>
        <draw:rect draw:style-name="gr3" draw:text-style-name="P2" draw:layer="layout" svg:width="4.127cm" svg:height="0.635cm" svg:x="7.568cm" svg:y="11.26cm">
          <text:p text:style-name="P1"><text:span text:style-name="T1">Start Again</text:span></text:p>
        </draw:rect>
      </draw:page>
      <draw:page draw:name="page2" draw:style-name="dp1" draw:master-page-name="Default">
        <office:forms form:automatic-focus="false" form:apply-design-mode="false"/>
        <draw:rect draw:style-name="gr4" draw:text-style-name="P1" draw:id="id3" draw:layer="layout" svg:width="6.312cm" svg:height="1.43cm" svg:x="11.948cm" svg:y="1.952cm">
          <text:p text:style-name="P1">Received Sample</text:p>
        </draw:rect>
        <draw:rect draw:style-name="gr5" draw:text-style-name="P1" draw:id="id15" draw:layer="layout" svg:width="6.314cm" svg:height="1.429cm" svg:x="19.768cm" svg:y="7.29cm">
          <text:p text:style-name="P1">Close Sample</text:p>
        </draw:rect>
        <draw:rect draw:style-name="gr4" draw:text-style-name="P1" draw:layer="layout" svg:width="6.311cm" svg:height="1.432cm" svg:x="10.365cm" svg:y="22.974cm">
          <text:p text:style-name="P1">Generate Annotation</text:p>
        </draw:rect>
        <draw:rect draw:style-name="gr4" draw:text-style-name="P1" draw:id="id14" draw:layer="layout" svg:width="6.312cm" svg:height="1.431cm" svg:x="19.768cm" svg:y="11.053cm">
          <text:p text:style-name="P1">Collaborator Review</text:p>
        </draw:rect>
        <draw:rect draw:style-name="gr4" draw:text-style-name="P3" draw:id="id7" draw:layer="layout" svg:width="6.312cm" svg:height="1.43cm" svg:x="11.948cm" svg:y="12.152cm">
          <text:p text:style-name="P1"><text:span text:style-name="T2">Validate for Submission</text:span></text:p>
        </draw:rect>
        <draw:rect draw:style-name="gr4" draw:text-style-name="P1" draw:id="id8" draw:layer="layout" svg:width="6.312cm" svg:height="1.431cm" svg:x="11.948cm" svg:y="14.618cm">
          <text:p text:style-name="P1">Deliver Data</text:p>
        </draw:rect>
        <draw:rect draw:style-name="gr4" draw:text-style-name="P1" draw:id="id9" draw:layer="layout" svg:width="6.312cm" svg:height="1.431cm" svg:x="11.948cm" svg:y="17.088cm">
          <text:p text:style-name="P1">Sample Published</text:p>
        </draw:rect>
        <draw:rect draw:style-name="gr5" draw:text-style-name="P1" draw:id="id4" draw:layer="layout" svg:width="6.312cm" svg:height="1.431cm" svg:x="11.948cm" svg:y="4.474cm">
          <text:p text:style-name="P1">Lab Processing</text:p>
        </draw:rect>
        <draw:connector draw:style-name="gr6" draw:text-style-name="P1" draw:layer="layout" draw:type="lines" svg:x1="15.104cm" svg:y1="3.382cm" svg:x2="15.104cm" svg:y2="4.474cm" draw:start-shape="id3" draw:start-glue-point="2" draw:end-shape="id4" draw:end-glue-point="0" svg:d="m15104 3382v801-210 501">
          <text:p/>
        </draw:connector>
        <draw:rect draw:style-name="gr3" draw:text-style-name="P1" draw:layer="layout" svg:width="4.127cm" svg:height="0.635cm" svg:x="20.801cm" svg:y="6.237cm">
          <text:p text:style-name="P1"><text:span text:style-name="T1">Lab Processing</text:span></text:p>
        </draw:rect>
        <draw:connector draw:style-name="gr2" draw:text-style-name="P1" draw:layer="layout" draw:type="lines" svg:x1="15.104cm" svg:y1="5.905cm" svg:x2="15.104cm" svg:y2="6.9cm" draw:start-shape="id4" draw:start-glue-point="2" draw:end-shape="id5" svg:d="m15104 5905v801-307 501">
          <text:p/>
        </draw:connector>
        <draw:connector draw:style-name="gr6" draw:text-style-name="P1" draw:layer="layout" draw:type="lines" svg:x1="15.104cm" svg:y1="8.33cm" svg:x2="15.104cm" svg:y2="9.608cm" draw:start-shape="id5" draw:end-shape="id6" draw:end-glue-point="0" svg:d="m15104 8330v801-24 501">
          <text:p/>
        </draw:connector>
        <draw:rect draw:style-name="gr4" draw:text-style-name="P1" draw:id="id5" draw:layer="layout" svg:width="6.312cm" svg:height="1.43cm" svg:x="11.948cm" svg:y="6.9cm">
          <text:p text:style-name="P1">Assemble</text:p>
        </draw:rect>
        <draw:connector draw:style-name="gr6" draw:text-style-name="P1" draw:layer="layout" draw:type="lines" svg:x1="15.104cm" svg:y1="13.582cm" svg:x2="15.104cm" svg:y2="14.618cm" draw:start-shape="id7" draw:start-glue-point="2" draw:end-shape="id8" draw:end-glue-point="0" svg:d="m15104 13582v801-266 501">
          <text:p/>
        </draw:connector>
        <draw:connector draw:style-name="gr6" draw:text-style-name="P1" draw:layer="layout" draw:type="lines" svg:x1="15.104cm" svg:y1="16.049cm" svg:x2="15.104cm" svg:y2="17.088cm" draw:start-shape="id8" draw:end-shape="id9" svg:d="m15104 16049v801-263 501">
          <text:p/>
        </draw:connector>
        <draw:connector draw:style-name="gr6" draw:text-style-name="P1" draw:layer="layout" draw:type="lines" svg:x1="18.26cm" svg:y1="7.615cm" svg:x2="19.768cm" svg:y2="7.615cm" draw:start-shape="id5" draw:start-glue-point="1" draw:end-shape="id10" draw:end-glue-point="3" svg:d="m18260 7615h801 206 501">
          <text:p/>
        </draw:connector>
        <draw:connector draw:style-name="gr6" draw:text-style-name="P1" draw:layer="layout" svg:x1="18.26cm" svg:y1="10.64cm" svg:x2="19.768cm" svg:y2="11.45cm" draw:start-shape="id11" draw:start-glue-point="1" draw:end-shape="id12" draw:end-glue-point="3" svg:d="m18260 10640h754v810h754">
          <text:p/>
        </draw:connector>
        <draw:connector draw:style-name="gr6" draw:text-style-name="P1" draw:layer="layout" svg:x1="18.26cm" svg:y1="12.867cm" svg:x2="19.768cm" svg:y2="12.085cm" draw:start-shape="id7" draw:start-glue-point="1" draw:end-shape="id13" draw:end-glue-point="3" svg:d="m18260 12867h904v-782h604">
          <text:p/>
        </draw:connector>
        <draw:connector draw:style-name="gr6" draw:text-style-name="P1" draw:layer="layout" svg:x1="22.924cm" svg:y1="11.053cm" svg:x2="22.925cm" svg:y2="8.719cm" draw:start-shape="id14" draw:start-glue-point="0" draw:end-shape="id15" draw:end-glue-point="2" svg:d="m22924 11053v-1017h1v-1317">
          <text:p/>
        </draw:connector>
        <draw:connector draw:style-name="gr2" draw:text-style-name="P1" draw:layer="layout" svg:x1="22.925cm" svg:y1="7.29cm" svg:x2="18.26cm" svg:y2="5.189cm" draw:start-shape="id15" draw:start-glue-point="0" draw:end-shape="id4" draw:end-glue-point="1" svg:d="m22925 7290v-2101h-4665">
          <text:p/>
        </draw:connector>
        <draw:rect draw:style-name="gr7" draw:text-style-name="P1" draw:id="id10" draw:layer="layout" svg:width="0.635cm" svg:height="0.635cm" svg:x="19.768cm" svg:y="7.298cm">
          <text:p/>
        </draw:rect>
        <draw:rect draw:style-name="gr7" draw:text-style-name="P1" draw:id="id17" draw:layer="layout" svg:width="0.635cm" svg:height="0.635cm" svg:x="19.768cm" svg:y="8.005cm">
          <text:p/>
        </draw:rect>
        <draw:rect draw:style-name="gr4" draw:text-style-name="P1" draw:id="id6" draw:layer="layout" svg:width="6.312cm" svg:height="1.431cm" svg:x="11.948cm" svg:y="9.608cm">
          <text:p text:style-name="P1">Review Assembly</text:p>
        </draw:rect>
        <draw:rect draw:style-name="gr7" draw:text-style-name="P1" draw:id="id16" draw:layer="layout" svg:width="0.635cm" svg:height="0.635cm" svg:x="17.625cm" svg:y="9.688cm">
          <text:p/>
        </draw:rect>
        <draw:rect draw:style-name="gr7" draw:text-style-name="P1" draw:id="id11" draw:layer="layout" svg:width="0.635cm" svg:height="0.635cm" svg:x="17.625cm" svg:y="10.323cm">
          <text:p/>
        </draw:rect>
        <draw:rect draw:style-name="gr7" draw:text-style-name="P1" draw:id="id12" draw:layer="layout" svg:width="0.635cm" svg:height="0.635cm" svg:x="19.768cm" svg:y="11.133cm">
          <text:p/>
        </draw:rect>
        <draw:rect draw:style-name="gr7" draw:text-style-name="P1" draw:id="id13" draw:layer="layout" svg:width="0.635cm" svg:height="0.635cm" svg:x="19.768cm" svg:y="11.768cm">
          <text:p/>
        </draw:rect>
        <draw:connector draw:style-name="gr6" draw:text-style-name="P1" draw:layer="layout" svg:x1="15.104cm" svg:y1="12.152cm" svg:x2="15.104cm" svg:y2="11.039cm" draw:start-shape="id7" draw:start-glue-point="0" draw:end-shape="id6" draw:end-glue-point="2" svg:d="m15104 12152v-1113">
          <text:p/>
        </draw:connector>
        <draw:connector draw:style-name="gr2" draw:text-style-name="P1" draw:layer="layout" svg:x1="18.26cm" svg:y1="10.005cm" svg:x2="18.26cm" svg:y2="5.189cm" draw:start-shape="id16" draw:start-glue-point="1" draw:end-shape="id4" svg:d="m18260 10005h801v-4816h-801">
          <text:p/>
        </draw:connector>
        <draw:connector draw:style-name="gr6" draw:text-style-name="P1" draw:layer="layout" svg:x1="18.26cm" svg:y1="10.323cm" svg:x2="19.768cm" svg:y2="8.322cm" draw:start-shape="id6" draw:start-glue-point="1" draw:end-shape="id17" draw:end-glue-point="3" svg:d="m18260 10323h904v-2001h604">
          <text:p/>
        </draw:connector>
        <draw:rect draw:style-name="gr8" draw:text-style-name="P1" draw:id="id18" draw:layer="layout" svg:width="6.311cm" svg:height="1.432cm" svg:x="2.428cm" svg:y="7.896cm">
          <text:p text:style-name="P1">Sample Deprecated</text:p>
        </draw:rect>
        <draw:rect draw:style-name="gr9" draw:text-style-name="P1" draw:id="id20" draw:layer="layout" svg:width="6.311cm" svg:height="1.432cm" svg:x="2.467cm" svg:y="10.119cm">
          <text:p text:style-name="P1">Unresolved</text:p>
        </draw:rect>
        <draw:connector draw:style-name="gr10" draw:text-style-name="P1" draw:layer="layout" svg:x1="11.948cm" svg:y1="2.667cm" svg:x2="8.739cm" svg:y2="8.612cm" draw:start-shape="id3" draw:start-glue-point="3" draw:end-shape="id18" svg:d="m11948 2667h-1454v5945h-1755">
          <text:p/>
        </draw:connector>
        <draw:connector draw:style-name="gr10" draw:text-style-name="P1" draw:id="id19" draw:layer="layout" svg:x1="11.948cm" svg:y1="5.189cm" svg:x2="8.74cm" svg:y2="8.613cm" draw:start-shape="id4" draw:start-glue-point="3" svg:d="m11948 5189h-1854v3424h-1354">
          <text:p/>
        </draw:connector>
        <draw:connector draw:style-name="gr10" draw:text-style-name="P1" draw:layer="layout" draw:line-skew="1.808cm" svg:x1="11.948cm" svg:y1="7.615cm" svg:x2="8.74cm" svg:y2="8.613cm" draw:start-shape="id5" draw:start-glue-point="3" draw:end-shape="id19" draw:end-glue-point="3" svg:d="m11948 7615h-1900v998h-1308">
          <text:p/>
        </draw:connector>
        <draw:connector draw:style-name="gr10" draw:text-style-name="P1" draw:id="id21" draw:layer="layout" draw:line-skew="-0.296cm" svg:x1="11.948cm" svg:y1="10.323cm" svg:x2="8.74cm" svg:y2="8.613cm" svg:d="m11948 10323h-1900v-1710h-1308">
          <text:p/>
        </draw:connector>
        <draw:connector draw:style-name="gr10" draw:text-style-name="P1" draw:layer="layout" svg:x1="11.948cm" svg:y1="12.867cm" svg:x2="8.74cm" svg:y2="8.613cm" draw:start-shape="id7" draw:start-glue-point="3" svg:d="m11948 12867h-1854v-4254h-1354">
          <text:p/>
        </draw:connector>
        <draw:connector draw:style-name="gr10" draw:text-style-name="P1" draw:layer="layout" svg:x1="11.948cm" svg:y1="15.333cm" svg:x2="8.74cm" svg:y2="8.613cm" draw:start-shape="id8" draw:start-glue-point="3" svg:d="m11948 15333h-1854v-6720h-1354">
          <text:p/>
        </draw:connector>
        <draw:connector draw:style-name="gr10" draw:text-style-name="P1" draw:layer="layout" svg:x1="11.948cm" svg:y1="17.803cm" svg:x2="8.74cm" svg:y2="8.613cm" draw:start-shape="id9" draw:start-glue-point="3" svg:d="m11948 17803h-1854v-9190h-1354">
          <text:p/>
        </draw:connector>
        <draw:connector draw:style-name="gr11" draw:text-style-name="P1" draw:layer="layout" svg:x1="11.948cm" svg:y1="2.667cm" svg:x2="8.778cm" svg:y2="10.835cm" draw:start-shape="id3" draw:start-glue-point="3" draw:end-shape="id20" svg:d="m11948 2667h-1435v8168h-1735">
          <text:p/>
        </draw:connector>
        <draw:connector draw:style-name="gr11" draw:text-style-name="P1" draw:layer="layout" svg:x1="11.948cm" svg:y1="5.189cm" svg:x2="8.778cm" svg:y2="10.835cm" draw:start-shape="id4" draw:start-glue-point="3" svg:d="m11948 5189h-1835v5646h-1335">
          <text:p/>
        </draw:connector>
        <draw:connector draw:style-name="gr11" draw:text-style-name="P1" draw:layer="layout" svg:x1="11.948cm" svg:y1="7.615cm" svg:x2="8.778cm" svg:y2="10.835cm" draw:start-shape="id5" draw:start-glue-point="3" svg:d="m11948 7615h-1835v3220h-1335">
          <text:p/>
        </draw:connector>
        <draw:connector draw:style-name="gr11" draw:text-style-name="P1" draw:layer="layout" svg:x1="11.948cm" svg:y1="10.323cm" svg:x2="5.622cm" svg:y2="11.551cm" draw:start-shape="id21" draw:start-glue-point="2" draw:end-shape="id20" svg:d="m11948 10323v2029h-6326v-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LK_20_with_20_Flat_20_files" draw:display-name="GLK with Flat files" draw:style="linear" draw:start-color="#999999" draw:end-color="#ffff00" draw:start-intensity="100%" draw:end-intensity="100%" draw:angle="2700" draw:border="0%"/>
    <draw:hatch draw:name="white" draw:style="single" draw:color="#ffffff" draw:distance="0.102cm" draw:rotation="45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eter Edworthy</meta:initial-creator>
    <meta:creation-date>2011-06-29T09:14:47</meta:creation-date>
    <dc:date>2011-06-30T16:41:45</dc:date>
    <dc:creator>Peter Edworthy</dc:creator>
    <meta:editing-duration>PT00H09M50S</meta:editing-duration>
    <meta:editing-cycles>4</meta:editing-cycles>
    <meta:generator>OpenOffice.org/3.1$Unix OpenOffice.org_project/310m19$Build-9420</meta:generator>
    <meta:document-statistic meta:object-count="49"/>
  </office:meta>
</office:document-meta>
</file>